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" style:font-name-complex="Khmer OS"/>
    </style:style>
    <style:style style:name="P2" style:family="paragraph" style:parent-style-name="Preformatted_20_Text">
      <style:text-properties style:font-name="Khmer OS" officeooo:rsid="001e2af1" officeooo:paragraph-rsid="001e2af1" style:font-name-complex="Khmer OS"/>
    </style:style>
    <style:style style:name="P3" style:family="paragraph" style:parent-style-name="Preformatted_20_Text">
      <style:paragraph-properties fo:text-align="center" style:justify-single-word="false"/>
      <style:text-properties style:font-name="Khmer OS" fo:font-size="14pt" fo:font-weight="bold" style:font-size-asian="10pt" style:font-weight-asian="bold" style:font-name-complex="Khmer OS" style:font-size-complex="10pt" style:font-weight-complex="bold"/>
    </style:style>
    <style:style style:name="P4" style:family="paragraph" style:parent-style-name="Preformatted_20_Text">
      <style:text-properties style:font-name="Khmer OS" style:font-name-complex="Khmer OS"/>
    </style:style>
    <style:style style:name="P5" style:family="paragraph" style:parent-style-name="Preformatted_20_Text">
      <style:text-properties style:font-name="Khmer OS" officeooo:rsid="0020bd3d" officeooo:paragraph-rsid="0020bd3d" style:font-name-complex="Khmer OS"/>
    </style:style>
    <style:style style:name="P6" style:family="paragraph" style:parent-style-name="Preformatted_20_Text">
      <style:text-properties style:font-name="Khmer OS" officeooo:paragraph-rsid="0020bd3d" style:font-name-complex="Khmer O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Chapter 2: Recursive and Recursive Algorithms</text:p>
      <text:p text:style-name="P1"/>
      <text:p text:style-name="P1">Contents </text:p>
      <text:p text:style-name="P1"/>
      <text:p text:style-name="P1">1. Definition ជាទ្រង់ទ្រាយទាំងឡាយណាដែលបានកើតឡើងក្រោមទ្រង់ទ្រាយរបស់ខ្លួន ឬជាទ្រង់ទ្រាយរួមមានខ្លួនវានៅក្នុងនោះផងដរ</text:p>
      <text:p text:style-name="P1"/>
      <text:p text:style-name="P1">if we want to find 4! we need to find 3! first</text:p>
      <text:p text:style-name="P1"/>
      <text:p text:style-name="P1">--| |------------------- X we need to find Y first</text:p>
      <text:p text:style-name="P1"/>
      <text:p text:style-name="P1">2. Recursive Algorithm</text:p>
      <text:p text:style-name="P1">To solve recursive we have 2 approach</text:p>
      <text:p text:style-name="P1">- ដំណាក់កាលវីភាគ</text:p>
      <text:p text:style-name="P1">- ដំណាក់កាលបញ្ច្រាស់</text:p>
      <text:p text:style-name="P1">3. Recursive function</text:p>
      <text:p text:style-name="P1"/>
      <text:p text:style-name="P1">----------------------------------------------------------</text:p>
      <text:p text:style-name="P5">Date: 27/Jan/2021</text:p>
      <text:p text:style-name="P5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1-27T09:06:35.292559340</dc:date>
    <meta:editing-duration>PT32M12S</meta:editing-duration>
    <meta:editing-cycles>3</meta:editing-cycles>
    <meta:document-statistic meta:table-count="0" meta:image-count="0" meta:object-count="0" meta:page-count="1" meta:paragraph-count="12" meta:word-count="77" meta:character-count="402" meta:non-whitespace-character-count="361"/>
  </office:meta>
</office:document-meta>
</file>